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7mm"/>
    </style:style>
    <style:style style:name="co2" style:family="table-column">
      <style:table-column-properties fo:break-before="auto" style:column-width="16.55mm"/>
    </style:style>
    <style:style style:name="co3" style:family="table-column">
      <style:table-column-properties fo:break-before="auto" style:column-width="28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e6e64c" style:text-align-source="fix" style:repeat-content="false"/>
      <style:paragraph-properties fo:text-align="start" fo:margin-left="0.71m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.71m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Кол-во участников: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Цена билета туда-обратно:</text:p>
          </table:table-cell>
          <table:table-cell table:style-name="ce5" office:value-type="float" office:value="36000" calcext:value-type="float">
            <text:p>36 000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office:value-type="string" calcext:value-type="string">
            <text:p>Кол-во полных дней: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Кол-во ночей:</text:p>
          </table:table-cell>
          <table:table-cell table:formula="of:=[.B3]-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Командировочные в день: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ед. валюты</text:p>
          </table:table-cell>
        </table:table-row>
        <table:table-row table:style-name="ro1">
          <table:table-cell office:value-type="string" calcext:value-type="string">
            <text:p>Командировочные в день:</text:p>
          </table:table-cell>
          <table:table-cell table:formula="of:=[.B5]*[.B7]" office:value-type="float" office:value="9900" calcext:value-type="float">
            <text:p>9 900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office:value-type="string" calcext:value-type="string">
            <text:p>Курс валюты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Цена гостиницы за ночь</text:p>
          </table:table-cell>
          <table:table-cell table:style-name="ce5" office:value-type="float" office:value="16000" calcext:value-type="float">
            <text:p>16 000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ИТОГО: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За гостиницу:</text:p>
          </table:table-cell>
          <table:table-cell table:formula="of:=[.B8]*[.B4]*[.B1]" office:value-type="float" office:value="320000" calcext:value-type="float">
            <text:p>320 000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table:style-name="ce3" office:value-type="string" calcext:value-type="string">
            <text:p>За перелёт:</text:p>
          </table:table-cell>
          <table:table-cell table:formula="of:=[.B2]*[.B1]" office:value-type="float" office:value="180000" calcext:value-type="float">
            <text:p>180 000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table:style-name="ce3" office:value-type="string" calcext:value-type="string">
            <text:p>Командировочные:</text:p>
          </table:table-cell>
          <table:table-cell table:formula="of:=[.B6]*[.B1]*[.B3]" office:value-type="float" office:value="247500" calcext:value-type="float">
            <text:p>247 500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table:style-name="ce4" office:value-type="string" calcext:value-type="string">
            <text:p>Суммарно:</text:p>
          </table:table-cell>
          <table:table-cell table:style-name="ce7" table:formula="of:=SUM([.B11:.B13])" office:value-type="float" office:value="747500" calcext:value-type="float">
            <text:p>747500</text:p>
          </table:table-cell>
          <table:table-cell table:style-name="ce7" office:value-type="string" calcext:value-type="string">
            <text:p>ру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16:02:5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 LibreOffice_project/90f8dcf33c87b3705e78202e3df5142b201bd805</meta:generator>
    <dc:date>2019-09-06T16:15:32.902000000</dc:date>
    <meta:editing-duration>PT2M31S</meta:editing-duration>
    <meta:editing-cycles>3</meta:editing-cycles>
    <meta:document-statistic meta:table-count="1" meta:cell-count="33" meta:object-count="0"/>
  </office:meta>
</office:document-meta>
</file>